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016in"/>
    </style:style>
    <style:style style:name="co2" style:family="table-column">
      <style:table-column-properties fo:break-before="auto" style:column-width="0.8626in"/>
    </style:style>
    <style:style style:name="co3" style:family="table-column">
      <style:table-column-properties fo:break-before="auto" style:column-width="0.8236in"/>
    </style:style>
    <style:style style:name="co4" style:family="table-column">
      <style:table-column-properties fo:break-before="auto" style:column-width="0.2965in"/>
    </style:style>
    <style:style style:name="co5" style:family="table-column">
      <style:table-column-properties fo:break-before="auto" style:column-width="1.0291in"/>
    </style:style>
    <style:style style:name="co6" style:family="table-column">
      <style:table-column-properties fo:break-before="auto" style:column-width="1.0165in"/>
    </style:style>
    <style:style style:name="co7" style:family="table-column">
      <style:table-column-properties fo:break-before="auto" style:column-width="1.1063in"/>
    </style:style>
    <style:style style:name="co8" style:family="table-column">
      <style:table-column-properties fo:break-before="auto" style:column-width="0.6693in"/>
    </style:style>
    <style:style style:name="co9" style:family="table-column">
      <style:table-column-properties fo:break-before="auto" style:column-width="0.9909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2.2634in"/>
    </style:style>
    <style:style style:name="co12" style:family="table-column">
      <style:table-column-properties fo:break-before="auto" style:column-width="2.289in"/>
    </style:style>
    <style:style style:name="co13" style:family="table-column">
      <style:table-column-properties fo:break-before="auto" style:column-width="2.5717in"/>
    </style:style>
    <style:style style:name="ro1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XL Shield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ce1"/>
        <table:table-row table:style-name="ro1">
          <table:table-cell office:value-type="string">
            <text:p>display_name</text:p>
          </table:table-cell>
          <table:table-cell office:value-type="string">
            <text:p>maker_race</text:p>
          </table:table-cell>
          <table:table-cell office:value-type="string">
            <text:p>shield_size</text:p>
          </table:table-cell>
          <table:table-cell office:value-type="string">
            <text:p>mk</text:p>
          </table:table-cell>
          <table:table-cell office:value-type="string">
            <text:p>recharge_max</text:p>
          </table:table-cell>
          <table:table-cell office:value-type="string">
            <text:p>recharge_rate</text:p>
          </table:table-cell>
          <table:table-cell office:value-type="string">
            <text:p>recharge_delay</text:p>
          </table:table-cell>
          <table:table-cell office:value-type="string">
            <text:p>hull_max</text:p>
          </table:table-cell>
          <table:table-cell office:value-type="string">
            <text:p>hull_threshold</text:p>
          </table:table-cell>
          <table:table-cell table:style-name="Default" office:value-type="string">
            <text:p>recharge_time</text:p>
          </table:table-cell>
        </table:table-row>
        <table:table-row table:style-name="ro1">
          <table:table-cell office:value-type="string">
            <text:p>Shield Kha Xl Standard 01 Mk1 Mk1</text:p>
          </table:table-cell>
          <table:table-cell office:value-type="string">
            <text:p>khaak</text:p>
          </table:table-cell>
          <table:table-cell office:value-type="string">
            <text:p>xl</text:p>
          </table:table-cell>
          <table:table-cell office:value-type="float" office:value="1">
            <text:p>1</text:p>
          </table:table-cell>
          <table:table-cell office:value-type="float" office:value="130000">
            <text:p>130000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office:value-type="float" office:value="7000">
            <text:p>7000</text:p>
          </table:table-cell>
          <table:table-cell office:value-type="float" office:value="0">
            <text:p>0</text:p>
          </table:table-cell>
          <table:table-cell table:formula="of:=SUM([.E2]/[.F2])" office:value-type="float" office:value="236.363636363636">
            <text:p>236.36</text:p>
          </table:table-cell>
        </table:table-row>
        <table:table-row table:style-name="ro1">
          <table:table-cell office:value-type="string">
            <text:p>Shield Xen Xl Standard 02 Mk1 Mk1</text:p>
          </table:table-cell>
          <table:table-cell office:value-type="string">
            <text:p>xenon</text:p>
          </table:table-cell>
          <table:table-cell office:value-type="string">
            <text:p>xl</text:p>
          </table:table-cell>
          <table:table-cell office:value-type="float" office:value="1">
            <text:p>1</text:p>
          </table:table-cell>
          <table:table-cell office:value-type="float" office:value="125000">
            <text:p>125000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table:formula="of:=SUM([.E3]/[.F3])" office:value-type="float" office:value="227.272727272727">
            <text:p>227.27</text:p>
          </table:table-cell>
        </table:table-row>
        <table:table-row table:style-name="ro1">
          <table:table-cell office:value-type="string">
            <text:p>Shield Xen Xl Standard 01 Mk1 Mk1</text:p>
          </table:table-cell>
          <table:table-cell office:value-type="string">
            <text:p>xenon</text:p>
          </table:table-cell>
          <table:table-cell office:value-type="string">
            <text:p>xl</text:p>
          </table:table-cell>
          <table:table-cell office:value-type="float" office:value="1">
            <text:p>1</text:p>
          </table:table-cell>
          <table:table-cell office:value-type="float" office:value="123007">
            <text:p>123007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table:formula="of:=SUM([.E4]/[.F4])" office:value-type="float" office:value="223.649090909091">
            <text:p>223.65</text:p>
          </table:table-cell>
        </table:table-row>
        <table:table-row table:style-name="ro1">
          <table:table-cell office:value-type="string">
            <text:p>Shield Par Xl Standard 01 Mk1 Mk1</text:p>
          </table:table-cell>
          <table:table-cell office:value-type="string">
            <text:p>paranid</text:p>
          </table:table-cell>
          <table:table-cell office:value-type="string">
            <text:p>xl</text:p>
          </table:table-cell>
          <table:table-cell office:value-type="float" office:value="1">
            <text:p>1</text:p>
          </table:table-cell>
          <table:table-cell office:value-type="float" office:value="116532">
            <text:p>116532</text:p>
          </table:table-cell>
          <table:table-cell office:value-type="float" office:value="521">
            <text:p>521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office:value-type="float" office:value="0.2">
            <text:p>0.2</text:p>
          </table:table-cell>
          <table:table-cell table:formula="of:=SUM([.E5]/[.F5])" office:value-type="float" office:value="223.669865642994">
            <text:p>223.67</text:p>
          </table:table-cell>
        </table:table-row>
        <table:table-row table:style-name="ro1">
          <table:table-cell office:value-type="string">
            <text:p>Shield Arg Xl Standard 01 Mk1 Mk1</text:p>
          </table:table-cell>
          <table:table-cell office:value-type="string">
            <text:p>argon</text:p>
          </table:table-cell>
          <table:table-cell office:value-type="string">
            <text:p>xl</text:p>
          </table:table-cell>
          <table:table-cell office:value-type="float" office:value="1">
            <text:p>1</text:p>
          </table:table-cell>
          <table:table-cell office:value-type="float" office:value="129481">
            <text:p>129481</text:p>
          </table:table-cell>
          <table:table-cell office:value-type="float" office:value="492">
            <text:p>492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office:value-type="float" office:value="0.2">
            <text:p>0.2</text:p>
          </table:table-cell>
          <table:table-cell table:formula="of:=SUM([.E6]/[.F6])" office:value-type="float" office:value="263.172764227642">
            <text:p>263.17</text:p>
          </table:table-cell>
        </table:table-row>
        <table:table-row table:style-name="ro1">
          <table:table-cell office:value-type="string">
            <text:p>Shield Tel Xl Standard 01 Mk1 Mk1</text:p>
          </table:table-cell>
          <table:table-cell office:value-type="string">
            <text:p>teladi</text:p>
          </table:table-cell>
          <table:table-cell office:value-type="string">
            <text:p>xl</text:p>
          </table:table-cell>
          <table:table-cell office:value-type="float" office:value="1">
            <text:p>1</text:p>
          </table:table-cell>
          <table:table-cell office:value-type="float" office:value="142429">
            <text:p>142429</text:p>
          </table:table-cell>
          <table:table-cell office:value-type="float" office:value="470">
            <text:p>470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office:value-type="float" office:value="0.2">
            <text:p>0.2</text:p>
          </table:table-cell>
          <table:table-cell table:formula="of:=SUM([.E7]/[.F7])" office:value-type="float" office:value="303.040425531915">
            <text:p>303.04</text:p>
          </table:table-cell>
        </table:table-row>
      </table:table>
      <table:table table:name="L Shields" table:style-name="ta1" table:print="false">
        <table:table-column table:style-name="co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ce1"/>
        <table:table-row table:style-name="ro1">
          <table:table-cell office:value-type="string">
            <text:p>display_name</text:p>
          </table:table-cell>
          <table:table-cell office:value-type="string">
            <text:p>maker_race</text:p>
          </table:table-cell>
          <table:table-cell office:value-type="string">
            <text:p>shield_size</text:p>
          </table:table-cell>
          <table:table-cell office:value-type="string">
            <text:p>mk</text:p>
          </table:table-cell>
          <table:table-cell office:value-type="string">
            <text:p>recharge_max</text:p>
          </table:table-cell>
          <table:table-cell office:value-type="string">
            <text:p>recharge_rate</text:p>
          </table:table-cell>
          <table:table-cell office:value-type="string">
            <text:p>recharge_delay</text:p>
          </table:table-cell>
          <table:table-cell office:value-type="string">
            <text:p>hull_max</text:p>
          </table:table-cell>
          <table:table-cell office:value-type="string">
            <text:p>hull_threshold</text:p>
          </table:table-cell>
          <table:table-cell table:style-name="Default" office:value-type="string">
            <text:p>recharge_time</text:p>
          </table:table-cell>
        </table:table-row>
        <table:table-row table:style-name="ro1">
          <table:table-cell office:value-type="string">
            <text:p>Shield Xen L Standard 01 Mk2 Mk2</text:p>
          </table:table-cell>
          <table:table-cell office:value-type="string">
            <text:p>xenon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float" office:value="43968">
            <text:p>43968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table:formula="of:=SUM([.E2]/[.F2])" office:value-type="float" office:value="146.56">
            <text:p>146.56</text:p>
          </table:table-cell>
        </table:table-row>
        <table:table-row table:style-name="ro1">
          <table:table-cell office:value-type="string">
            <text:p>Shield Xen L Standard 02 Mk2 Mk2</text:p>
          </table:table-cell>
          <table:table-cell office:value-type="string">
            <text:p>xenon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float" office:value="43968">
            <text:p>43968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table:formula="of:=SUM([.E3]/[.F3])" office:value-type="float" office:value="146.56">
            <text:p>146.56</text:p>
          </table:table-cell>
        </table:table-row>
        <table:table-row table:style-name="ro1">
          <table:table-cell office:value-type="string">
            <text:p>Shield Par L Standard 01 Mk2 Mk2</text:p>
          </table:table-cell>
          <table:table-cell office:value-type="string">
            <text:p>paranid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float" office:value="41654">
            <text:p>41654</text:p>
          </table:table-cell>
          <table:table-cell office:value-type="float" office:value="284">
            <text:p>284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0.2">
            <text:p>0.2</text:p>
          </table:table-cell>
          <table:table-cell table:formula="of:=SUM([.E4]/[.F4])" office:value-type="float" office:value="146.669014084507">
            <text:p>146.67</text:p>
          </table:table-cell>
        </table:table-row>
        <table:table-row table:style-name="ro1">
          <table:table-cell office:value-type="string">
            <text:p>Shield Arg L Standard 01 Mk2 Mk2</text:p>
          </table:table-cell>
          <table:table-cell office:value-type="string">
            <text:p>argon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float" office:value="46282">
            <text:p>46282</text:p>
          </table:table-cell>
          <table:table-cell office:value-type="float" office:value="268">
            <text:p>268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0.2">
            <text:p>0.2</text:p>
          </table:table-cell>
          <table:table-cell table:formula="of:=SUM([.E5]/[.F5])" office:value-type="float" office:value="172.694029850746">
            <text:p>172.69</text:p>
          </table:table-cell>
        </table:table-row>
        <table:table-row table:style-name="ro1">
          <table:table-cell office:value-type="string">
            <text:p>Shield Tel L Standard 01 Mk2 Mk2</text:p>
          </table:table-cell>
          <table:table-cell office:value-type="string">
            <text:p>teladi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float" office:value="50911">
            <text:p>50911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0.2">
            <text:p>0.2</text:p>
          </table:table-cell>
          <table:table-cell table:formula="of:=SUM([.E6]/[.F6])" office:value-type="float" office:value="198.097276264591">
            <text:p>198.10</text:p>
          </table:table-cell>
        </table:table-row>
        <table:table-row table:style-name="ro1">
          <table:table-cell office:value-type="string">
            <text:p>Shield Xen L Standard 02 Mk1 Mk1</text:p>
          </table:table-cell>
          <table:table-cell office:value-type="string">
            <text:p>xenon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40000">
            <text:p>40000</text:p>
          </table:table-cell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table:formula="of:=SUM([.E7]/[.F7])" office:value-type="float" office:value="205.128205128205">
            <text:p>205.13</text:p>
          </table:table-cell>
        </table:table-row>
        <table:table-row table:style-name="ro1">
          <table:table-cell office:value-type="string">
            <text:p>Shield Xen L Standard 01 Mk1 Mk1</text:p>
          </table:table-cell>
          <table:table-cell office:value-type="string">
            <text:p>xenon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36902">
            <text:p>36902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table:formula="of:=SUM([.E8]/[.F8])" office:value-type="float" office:value="190.216494845361">
            <text:p>190.22</text:p>
          </table:table-cell>
        </table:table-row>
        <table:table-row table:style-name="ro1">
          <table:table-cell office:value-type="string">
            <text:p>Shield Par L Standard 01 Mk1 Mk1</text:p>
          </table:table-cell>
          <table:table-cell office:value-type="string">
            <text:p>paranid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34960">
            <text:p>34960</text:p>
          </table:table-cell>
          <table:table-cell office:value-type="float" office:value="184">
            <text:p>184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0.2">
            <text:p>0.2</text:p>
          </table:table-cell>
          <table:table-cell table:formula="of:=SUM([.E9]/[.F9])" office:value-type="float" office:value="190">
            <text:p>190.00</text:p>
          </table:table-cell>
        </table:table-row>
        <table:table-row table:style-name="ro1">
          <table:table-cell office:value-type="string">
            <text:p>Shield Arg L Standard 01 Mk1 Mk1</text:p>
          </table:table-cell>
          <table:table-cell office:value-type="string">
            <text:p>argon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38844">
            <text:p>38844</text:p>
          </table:table-cell>
          <table:table-cell office:value-type="float" office:value="173">
            <text:p>173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0.2">
            <text:p>0.2</text:p>
          </table:table-cell>
          <table:table-cell table:formula="of:=SUM([.E10]/[.F10])" office:value-type="float" office:value="224.531791907514">
            <text:p>224.53</text:p>
          </table:table-cell>
        </table:table-row>
        <table:table-row table:style-name="ro1">
          <table:table-cell office:value-type="string">
            <text:p>Shield Tel L Standard 01 Mk1 Mk1</text:p>
          </table:table-cell>
          <table:table-cell office:value-type="string">
            <text:p>teladi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42729">
            <text:p>42729</text:p>
          </table:table-cell>
          <table:table-cell office:value-type="float" office:value="166">
            <text:p>166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0.2">
            <text:p>0.2</text:p>
          </table:table-cell>
          <table:table-cell table:formula="of:=SUM([.E11]/[.F11])" office:value-type="float" office:value="257.403614457831">
            <text:p>257.40</text:p>
          </table:table-cell>
        </table:table-row>
        <table:table-row table:style-name="ro1">
          <table:table-cell office:value-type="string">
            <text:p>Shield Kha L Standard 01 Mk1 Mk1</text:p>
          </table:table-cell>
          <table:table-cell office:value-type="string">
            <text:p>khaak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float" office:value="150000">
            <text:p>150000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table:formula="of:=SUM([.E12]/[.F12])" office:value-type="float" office:value="1071.42857142857">
            <text:p>1071.43</text:p>
          </table:table-cell>
        </table:table-row>
      </table:table>
      <table:table table:name="M Shields" table:style-name="ta1" table:print="false">
        <table:table-column table:style-name="co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ce1"/>
        <table:table-row table:style-name="ro1">
          <table:table-cell office:value-type="string">
            <text:p>display_name</text:p>
          </table:table-cell>
          <table:table-cell office:value-type="string">
            <text:p>maker_race</text:p>
          </table:table-cell>
          <table:table-cell office:value-type="string">
            <text:p>shield_size</text:p>
          </table:table-cell>
          <table:table-cell office:value-type="string">
            <text:p>mk</text:p>
          </table:table-cell>
          <table:table-cell office:value-type="string">
            <text:p>recharge_max</text:p>
          </table:table-cell>
          <table:table-cell office:value-type="string">
            <text:p>recharge_rate</text:p>
          </table:table-cell>
          <table:table-cell office:value-type="string">
            <text:p>recharge_delay</text:p>
          </table:table-cell>
          <table:table-cell office:value-type="string">
            <text:p>hull_max</text:p>
          </table:table-cell>
          <table:table-cell office:value-type="string">
            <text:p>hull_threshold</text:p>
          </table:table-cell>
          <table:table-cell table:style-name="Default" office:value-type="string">
            <text:p>recharge_time</text:p>
          </table:table-cell>
        </table:table-row>
        <table:table-row table:style-name="ro1">
          <table:table-cell office:value-type="string">
            <text:p>Shield Par M Standard 02 Mk2 Mk2</text:p>
          </table:table-cell>
          <table:table-cell office:value-type="string">
            <text:p>paranid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5520">
            <text:p>5520</text:p>
          </table:table-cell>
          <table:table-cell office:value-type="float" office:value="43">
            <text:p>43</text:p>
          </table:table-cell>
          <table:table-cell office:value-type="float" office:value="0.42">
            <text:p>0.42</text:p>
          </table:table-cell>
          <table:table-cell office:value-type="float" office:value="500">
            <text:p>500</text:p>
          </table:table-cell>
          <table:table-cell office:value-type="float" office:value="0.2">
            <text:p>0.2</text:p>
          </table:table-cell>
          <table:table-cell table:formula="of:=SUM([.E2]/[.F2])" office:value-type="float" office:value="128.372093023256">
            <text:p>128.37</text:p>
          </table:table-cell>
        </table:table-row>
        <table:table-row table:style-name="ro1">
          <table:table-cell office:value-type="string">
            <text:p>Shield Xen M Standard 01 Mk2 Mk2</text:p>
          </table:table-cell>
          <table:table-cell office:value-type="string">
            <text:p>xenon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5826">
            <text:p>5826</text:p>
          </table:table-cell>
          <table:table-cell office:value-type="float" office:value="45">
            <text:p>45</text:p>
          </table:table-cell>
          <table:table-cell office:value-type="float" office:value="0.55">
            <text:p>0.55</text:p>
          </table:table-cell>
          <table:table-cell office:value-type="float" office:value="500">
            <text:p>500</text:p>
          </table:table-cell>
          <table:table-cell office:value-type="float" office:value="0.2">
            <text:p>0.2</text:p>
          </table:table-cell>
          <table:table-cell table:formula="of:=SUM([.E3]/[.F3])" office:value-type="float" office:value="129.466666666667">
            <text:p>129.47</text:p>
          </table:table-cell>
        </table:table-row>
        <table:table-row table:style-name="ro1">
          <table:table-cell office:value-type="string">
            <text:p>Shield Xen M Standard 02 Mk2 Mk2</text:p>
          </table:table-cell>
          <table:table-cell office:value-type="string">
            <text:p>xenon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5826">
            <text:p>5826</text:p>
          </table:table-cell>
          <table:table-cell office:value-type="float" office:value="45">
            <text:p>45</text:p>
          </table:table-cell>
          <table:table-cell office:value-type="float" office:value="0.55">
            <text:p>0.55</text:p>
          </table:table-cell>
          <table:table-cell office:value-type="float" office:value="500">
            <text:p>500</text:p>
          </table:table-cell>
          <table:table-cell office:value-type="float" office:value="0.2">
            <text:p>0.2</text:p>
          </table:table-cell>
          <table:table-cell table:formula="of:=SUM([.E4]/[.F4])" office:value-type="float" office:value="129.466666666667">
            <text:p>129.47</text:p>
          </table:table-cell>
        </table:table-row>
        <table:table-row table:style-name="ro1">
          <table:table-cell office:value-type="string">
            <text:p>Shield Arg M Standard 02 Mk2 Mk2</text:p>
          </table:table-cell>
          <table:table-cell office:value-type="string">
            <text:p>argon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6133">
            <text:p>6133</text:p>
          </table:table-cell>
          <table:table-cell office:value-type="float" office:value="41">
            <text:p>41</text:p>
          </table:table-cell>
          <table:table-cell office:value-type="float" office:value="0.5">
            <text:p>0.5</text:p>
          </table:table-cell>
          <table:table-cell office:value-type="float" office:value="500">
            <text:p>500</text:p>
          </table:table-cell>
          <table:table-cell office:value-type="float" office:value="0.2">
            <text:p>0.2</text:p>
          </table:table-cell>
          <table:table-cell table:formula="of:=SUM([.E5]/[.F5])" office:value-type="float" office:value="149.585365853659">
            <text:p>149.59</text:p>
          </table:table-cell>
        </table:table-row>
        <table:table-row table:style-name="ro1">
          <table:table-cell office:value-type="string">
            <text:p>Shield Par M Standard 02 Mk1 Mk1</text:p>
          </table:table-cell>
          <table:table-cell office:value-type="string">
            <text:p>paranid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4632">
            <text:p>4632</text:p>
          </table:table-cell>
          <table:table-cell office:value-type="float" office:value="28">
            <text:p>28</text:p>
          </table:table-cell>
          <table:table-cell office:value-type="float" office:value="0.42">
            <text:p>0.42</text:p>
          </table:table-cell>
          <table:table-cell office:value-type="float" office:value="500">
            <text:p>500</text:p>
          </table:table-cell>
          <table:table-cell office:value-type="float" office:value="0.2">
            <text:p>0.2</text:p>
          </table:table-cell>
          <table:table-cell table:formula="of:=SUM([.E6]/[.F6])" office:value-type="float" office:value="165.428571428571">
            <text:p>165.43</text:p>
          </table:table-cell>
        </table:table-row>
        <table:table-row table:style-name="ro1">
          <table:table-cell office:value-type="string">
            <text:p>Shield Xen M Standard 04 Mk1 Mk1</text:p>
          </table:table-cell>
          <table:table-cell office:value-type="string">
            <text:p>xenon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4890">
            <text:p>4890</text:p>
          </table:table-cell>
          <table:table-cell office:value-type="float" office:value="29">
            <text:p>29</text:p>
          </table:table-cell>
          <table:table-cell office:value-type="float" office:value="0.55">
            <text:p>0.55</text:p>
          </table:table-cell>
          <table:table-cell office:value-type="float" office:value="500">
            <text:p>500</text:p>
          </table:table-cell>
          <table:table-cell office:value-type="float" office:value="0.2">
            <text:p>0.2</text:p>
          </table:table-cell>
          <table:table-cell table:formula="of:=SUM([.E7]/[.F7])" office:value-type="float" office:value="168.620689655172">
            <text:p>168.62</text:p>
          </table:table-cell>
        </table:table-row>
        <table:table-row table:style-name="ro1">
          <table:table-cell office:value-type="string">
            <text:p>Shield Tel M Standard 02 Mk2 Mk2</text:p>
          </table:table-cell>
          <table:table-cell office:value-type="string">
            <text:p>teladi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6746">
            <text:p>6746</text:p>
          </table:table-cell>
          <table:table-cell office:value-type="float" office:value="39">
            <text:p>39</text:p>
          </table:table-cell>
          <table:table-cell office:value-type="float" office:value="0.57">
            <text:p>0.57</text:p>
          </table:table-cell>
          <table:table-cell office:value-type="float" office:value="500">
            <text:p>500</text:p>
          </table:table-cell>
          <table:table-cell office:value-type="float" office:value="0.2">
            <text:p>0.2</text:p>
          </table:table-cell>
          <table:table-cell table:formula="of:=SUM([.E8]/[.F8])" office:value-type="float" office:value="172.974358974359">
            <text:p>172.97</text:p>
          </table:table-cell>
        </table:table-row>
        <table:table-row table:style-name="ro1">
          <table:table-cell office:value-type="string">
            <text:p>Shield Arg M Standard 02 Mk1 Mk1</text:p>
          </table:table-cell>
          <table:table-cell office:value-type="string">
            <text:p>argon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5147">
            <text:p>5147</text:p>
          </table:table-cell>
          <table:table-cell office:value-type="float" office:value="26">
            <text:p>26</text:p>
          </table:table-cell>
          <table:table-cell office:value-type="float" office:value="0.5">
            <text:p>0.5</text:p>
          </table:table-cell>
          <table:table-cell office:value-type="float" office:value="500">
            <text:p>500</text:p>
          </table:table-cell>
          <table:table-cell office:value-type="float" office:value="0.2">
            <text:p>0.2</text:p>
          </table:table-cell>
          <table:table-cell table:formula="of:=SUM([.E9]/[.F9])" office:value-type="float" office:value="197.961538461538">
            <text:p>197.96</text:p>
          </table:table-cell>
        </table:table-row>
        <table:table-row table:style-name="ro1">
          <table:table-cell office:value-type="string">
            <text:p>Shield Tel M Standard 02 Mk1 Mk1</text:p>
          </table:table-cell>
          <table:table-cell office:value-type="string">
            <text:p>teladi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5662">
            <text:p>5662</text:p>
          </table:table-cell>
          <table:table-cell office:value-type="float" office:value="25">
            <text:p>25</text:p>
          </table:table-cell>
          <table:table-cell office:value-type="float" office:value="0.57">
            <text:p>0.57</text:p>
          </table:table-cell>
          <table:table-cell office:value-type="float" office:value="500">
            <text:p>500</text:p>
          </table:table-cell>
          <table:table-cell office:value-type="float" office:value="0.2">
            <text:p>0.2</text:p>
          </table:table-cell>
          <table:table-cell table:formula="of:=SUM([.E10]/[.F10])" office:value-type="float" office:value="226.48">
            <text:p>226.48</text:p>
          </table:table-cell>
        </table:table-row>
        <table:table-row table:style-name="ro1">
          <table:table-cell office:value-type="string">
            <text:p>Shield Par M Standard 01 Mk2 Mk2</text:p>
          </table:table-cell>
          <table:table-cell office:value-type="string">
            <text:p>paranid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5520">
            <text:p>5520</text:p>
          </table:table-cell>
          <table:table-cell office:value-type="float" office:value="43">
            <text:p>43</text:p>
          </table:table-cell>
          <table:table-cell office:value-type="float" office:value="0.42">
            <text:p>0.42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table:formula="of:=SUM([.E11]/[.F11])" office:value-type="float" office:value="128.372093023256">
            <text:p>128.37</text:p>
          </table:table-cell>
        </table:table-row>
        <table:table-row table:style-name="ro1">
          <table:table-cell office:value-type="string">
            <text:p>Shield Arg M Standard 01 Mk2 Mk2</text:p>
          </table:table-cell>
          <table:table-cell office:value-type="string">
            <text:p>argon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6133">
            <text:p>6133</text:p>
          </table:table-cell>
          <table:table-cell office:value-type="float" office:value="41">
            <text:p>41</text:p>
          </table:table-cell>
          <table:table-cell office:value-type="float" office:value="0.5">
            <text:p>0.5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table:formula="of:=SUM([.E12]/[.F12])" office:value-type="float" office:value="149.585365853659">
            <text:p>149.59</text:p>
          </table:table-cell>
        </table:table-row>
        <table:table-row table:style-name="ro1">
          <table:table-cell office:value-type="string">
            <text:p>Shield Par M Standard 01 Mk1 Mk1</text:p>
          </table:table-cell>
          <table:table-cell office:value-type="string">
            <text:p>paranid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4632">
            <text:p>4632</text:p>
          </table:table-cell>
          <table:table-cell office:value-type="float" office:value="28">
            <text:p>28</text:p>
          </table:table-cell>
          <table:table-cell office:value-type="float" office:value="0.42">
            <text:p>0.42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table:formula="of:=SUM([.E13]/[.F13])" office:value-type="float" office:value="165.428571428571">
            <text:p>165.43</text:p>
          </table:table-cell>
        </table:table-row>
        <table:table-row table:style-name="ro1">
          <table:table-cell office:value-type="string">
            <text:p>Shield Xen M Standard 01 Mk1 Mk1</text:p>
          </table:table-cell>
          <table:table-cell office:value-type="string">
            <text:p>xenon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4890">
            <text:p>4890</text:p>
          </table:table-cell>
          <table:table-cell office:value-type="float" office:value="29">
            <text:p>29</text:p>
          </table:table-cell>
          <table:table-cell office:value-type="float" office:value="0.55">
            <text:p>0.55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table:formula="of:=SUM([.E14]/[.F14])" office:value-type="float" office:value="168.620689655172">
            <text:p>168.62</text:p>
          </table:table-cell>
        </table:table-row>
        <table:table-row table:style-name="ro1">
          <table:table-cell office:value-type="string">
            <text:p>Shield Xen M Virtual 01 Mk1 Mk1</text:p>
          </table:table-cell>
          <table:table-cell office:value-type="string">
            <text:p>xenon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4890">
            <text:p>4890</text:p>
          </table:table-cell>
          <table:table-cell office:value-type="float" office:value="29">
            <text:p>29</text:p>
          </table:table-cell>
          <table:table-cell office:value-type="float" office:value="0.55">
            <text:p>0.55</text:p>
          </table:table-cell>
          <table:table-cell table:number-columns-repeated="2" office:value-type="float" office:value="0">
            <text:p>0</text:p>
          </table:table-cell>
          <table:table-cell table:formula="of:=SUM([.E15]/[.F15])" office:value-type="float" office:value="168.620689655172">
            <text:p>168.62</text:p>
          </table:table-cell>
        </table:table-row>
        <table:table-row table:style-name="ro1">
          <table:table-cell office:value-type="string">
            <text:p>Shield Tel M Standard 01 Mk2 Mk2</text:p>
          </table:table-cell>
          <table:table-cell office:value-type="string">
            <text:p>teladi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6746">
            <text:p>6746</text:p>
          </table:table-cell>
          <table:table-cell office:value-type="float" office:value="39">
            <text:p>39</text:p>
          </table:table-cell>
          <table:table-cell office:value-type="float" office:value="0.57">
            <text:p>0.57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table:formula="of:=SUM([.E16]/[.F16])" office:value-type="float" office:value="172.974358974359">
            <text:p>172.97</text:p>
          </table:table-cell>
        </table:table-row>
        <table:table-row table:style-name="ro1">
          <table:table-cell office:value-type="string">
            <text:p>Shield Kha M Standard 03 Mk1 Mk1</text:p>
          </table:table-cell>
          <table:table-cell office:value-type="string">
            <text:p>khaak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4500">
            <text:p>4500</text:p>
          </table:table-cell>
          <table:table-cell office:value-type="float" office:value="25">
            <text:p>25</text:p>
          </table:table-cell>
          <table:table-cell office:value-type="float" office:value="0.6">
            <text:p>0.6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table:formula="of:=SUM([.E17]/[.F17])" office:value-type="float" office:value="180">
            <text:p>180.00</text:p>
          </table:table-cell>
        </table:table-row>
        <table:table-row table:style-name="ro1">
          <table:table-cell office:value-type="string">
            <text:p>Shield Kha M Standard 01 Mk1 Mk1</text:p>
          </table:table-cell>
          <table:table-cell office:value-type="string">
            <text:p>khaak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4632">
            <text:p>4632</text:p>
          </table:table-cell>
          <table:table-cell office:value-type="float" office:value="25">
            <text:p>25</text:p>
          </table:table-cell>
          <table:table-cell office:value-type="float" office:value="0.57">
            <text:p>0.57</text:p>
          </table:table-cell>
          <table:table-cell table:number-columns-repeated="2" office:value-type="float" office:value="0">
            <text:p>0</text:p>
          </table:table-cell>
          <table:table-cell table:formula="of:=SUM([.E18]/[.F18])" office:value-type="float" office:value="185.28">
            <text:p>185.28</text:p>
          </table:table-cell>
        </table:table-row>
        <table:table-row table:style-name="ro1">
          <table:table-cell office:value-type="string">
            <text:p>Shield Kha M Standard 02 Mk1 Mk1</text:p>
          </table:table-cell>
          <table:table-cell office:value-type="string">
            <text:p>khaak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4632">
            <text:p>4632</text:p>
          </table:table-cell>
          <table:table-cell office:value-type="float" office:value="25">
            <text:p>25</text:p>
          </table:table-cell>
          <table:table-cell office:value-type="float" office:value="0.57">
            <text:p>0.57</text:p>
          </table:table-cell>
          <table:table-cell table:number-columns-repeated="2" office:value-type="float" office:value="0">
            <text:p>0</text:p>
          </table:table-cell>
          <table:table-cell table:formula="of:=SUM([.E19]/[.F19])" office:value-type="float" office:value="185.28">
            <text:p>185.28</text:p>
          </table:table-cell>
        </table:table-row>
        <table:table-row table:style-name="ro1">
          <table:table-cell office:value-type="string">
            <text:p>Shield Arg M Standard 01 Mk1 Mk1</text:p>
          </table:table-cell>
          <table:table-cell office:value-type="string">
            <text:p>argon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5147">
            <text:p>5147</text:p>
          </table:table-cell>
          <table:table-cell office:value-type="float" office:value="26">
            <text:p>26</text:p>
          </table:table-cell>
          <table:table-cell office:value-type="float" office:value="0.5">
            <text:p>0.5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table:formula="of:=SUM([.E20]/[.F20])" office:value-type="float" office:value="197.961538461538">
            <text:p>197.96</text:p>
          </table:table-cell>
        </table:table-row>
        <table:table-row table:style-name="ro1">
          <table:table-cell office:value-type="string">
            <text:p>Shield Tel M Standard 01 Mk1 Mk1</text:p>
          </table:table-cell>
          <table:table-cell office:value-type="string">
            <text:p>teladi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5662">
            <text:p>5662</text:p>
          </table:table-cell>
          <table:table-cell office:value-type="float" office:value="25">
            <text:p>25</text:p>
          </table:table-cell>
          <table:table-cell office:value-type="float" office:value="0.57">
            <text:p>0.57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table:formula="of:=SUM([.E21]/[.F21])" office:value-type="float" office:value="226.48">
            <text:p>226.48</text:p>
          </table:table-cell>
        </table:table-row>
      </table:table>
      <table:table table:name="S Shields" table:style-name="ta1" table:print="false">
        <table:table-column table:style-name="co1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ce1"/>
        <table:table-row table:style-name="ro1">
          <table:table-cell office:value-type="string">
            <text:p>display_name</text:p>
          </table:table-cell>
          <table:table-cell office:value-type="string">
            <text:p>maker_race</text:p>
          </table:table-cell>
          <table:table-cell office:value-type="string">
            <text:p>shield_size</text:p>
          </table:table-cell>
          <table:table-cell office:value-type="string">
            <text:p>mk</text:p>
          </table:table-cell>
          <table:table-cell office:value-type="string">
            <text:p>recharge_max</text:p>
          </table:table-cell>
          <table:table-cell office:value-type="string">
            <text:p>recharge_rate</text:p>
          </table:table-cell>
          <table:table-cell office:value-type="string">
            <text:p>recharge_delay</text:p>
          </table:table-cell>
          <table:table-cell office:value-type="string">
            <text:p>hull_max</text:p>
          </table:table-cell>
          <table:table-cell office:value-type="string">
            <text:p>hull_threshold</text:p>
          </table:table-cell>
          <table:table-cell table:style-name="Default" office:value-type="string">
            <text:p>recharge_time</text:p>
          </table:table-cell>
        </table:table-row>
        <table:table-row table:style-name="ro1">
          <table:table-cell office:value-type="string">
            <text:p>Shield Par S Standard 01 Mk3 Mk3</text:p>
          </table:table-cell>
          <table:table-cell office:value-type="string">
            <text:p>paranid</text:p>
          </table:table-cell>
          <table:table-cell office:value-type="string">
            <text:p>s</text:p>
          </table:table-cell>
          <table:table-cell office:value-type="float" office:value="3">
            <text:p>3</text:p>
          </table:table-cell>
          <table:table-cell office:value-type="float" office:value="1270">
            <text:p>1270</text:p>
          </table:table-cell>
          <table:table-cell office:value-type="float" office:value="232">
            <text:p>232</text:p>
          </table:table-cell>
          <table:table-cell office:value-type="float" office:value="10.2">
            <text:p>10.2</text:p>
          </table:table-cell>
          <table:table-cell table:number-columns-repeated="2" office:value-type="float" office:value="0">
            <text:p>0</text:p>
          </table:table-cell>
          <table:table-cell table:formula="of:=SUM([.E2]/[.F2])" office:value-type="float" office:value="5.47413793103448">
            <text:p>5.47</text:p>
          </table:table-cell>
        </table:table-row>
        <table:table-row table:style-name="ro1">
          <table:table-cell office:value-type="string">
            <text:p>Shield Arg S Standard 01 Mk3 Mk3</text:p>
          </table:table-cell>
          <table:table-cell office:value-type="string">
            <text:p>argon</text:p>
          </table:table-cell>
          <table:table-cell office:value-type="string">
            <text:p>s</text:p>
          </table:table-cell>
          <table:table-cell office:value-type="float" office:value="3">
            <text:p>3</text:p>
          </table:table-cell>
          <table:table-cell office:value-type="float" office:value="1411">
            <text:p>1411</text:p>
          </table:table-cell>
          <table:table-cell office:value-type="float" office:value="219">
            <text:p>219</text:p>
          </table:table-cell>
          <table:table-cell office:value-type="float" office:value="12.1">
            <text:p>12.1</text:p>
          </table:table-cell>
          <table:table-cell table:number-columns-repeated="2" office:value-type="float" office:value="0">
            <text:p>0</text:p>
          </table:table-cell>
          <table:table-cell table:formula="of:=SUM([.E3]/[.F3])" office:value-type="float" office:value="6.44292237442922">
            <text:p>6.44</text:p>
          </table:table-cell>
        </table:table-row>
        <table:table-row table:style-name="ro1">
          <table:table-cell office:value-type="string">
            <text:p>Shield Tel S Standard 01 Mk3 Mk3</text:p>
          </table:table-cell>
          <table:table-cell office:value-type="string">
            <text:p>teladi</text:p>
          </table:table-cell>
          <table:table-cell office:value-type="string">
            <text:p>s</text:p>
          </table:table-cell>
          <table:table-cell office:value-type="float" office:value="3">
            <text:p>3</text:p>
          </table:table-cell>
          <table:table-cell office:value-type="float" office:value="1552">
            <text:p>1552</text:p>
          </table:table-cell>
          <table:table-cell office:value-type="float" office:value="210">
            <text:p>210</text:p>
          </table:table-cell>
          <table:table-cell office:value-type="float" office:value="13.9">
            <text:p>13.9</text:p>
          </table:table-cell>
          <table:table-cell table:number-columns-repeated="2" office:value-type="float" office:value="0">
            <text:p>0</text:p>
          </table:table-cell>
          <table:table-cell table:formula="of:=SUM([.E4]/[.F4])" office:value-type="float" office:value="7.39047619047619">
            <text:p>7.39</text:p>
          </table:table-cell>
        </table:table-row>
        <table:table-row table:style-name="ro1">
          <table:table-cell office:value-type="string">
            <text:p>Shield Xen S Standard 01 Mk2 Mk2</text:p>
          </table:table-cell>
          <table:table-cell office:value-type="string">
            <text:p>xenon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 office:value-type="float" office:value="938">
            <text:p>938</text:p>
          </table:table-cell>
          <table:table-cell office:value-type="float" office:value="143">
            <text:p>143</text:p>
          </table:table-cell>
          <table:table-cell office:value-type="float" office:value="13.3">
            <text:p>13.3</text:p>
          </table:table-cell>
          <table:table-cell table:number-columns-repeated="2" office:value-type="float" office:value="0">
            <text:p>0</text:p>
          </table:table-cell>
          <table:table-cell table:formula="of:=SUM([.E5]/[.F5])" office:value-type="float" office:value="6.55944055944056">
            <text:p>6.56</text:p>
          </table:table-cell>
        </table:table-row>
        <table:table-row table:style-name="ro1">
          <table:table-cell office:value-type="string">
            <text:p>Shield Par S Standard 01 Mk2 Mk2</text:p>
          </table:table-cell>
          <table:table-cell office:value-type="string">
            <text:p>paranid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 office:value-type="float" office:value="889">
            <text:p>889</text:p>
          </table:table-cell>
          <table:table-cell office:value-type="float" office:value="135">
            <text:p>135</text:p>
          </table:table-cell>
          <table:table-cell office:value-type="float" office:value="10.2">
            <text:p>10.2</text:p>
          </table:table-cell>
          <table:table-cell table:number-columns-repeated="2" office:value-type="float" office:value="0">
            <text:p>0</text:p>
          </table:table-cell>
          <table:table-cell table:formula="of:=SUM([.E6]/[.F6])" office:value-type="float" office:value="6.58518518518519">
            <text:p>6.59</text:p>
          </table:table-cell>
        </table:table-row>
        <table:table-row table:style-name="ro1">
          <table:table-cell office:value-type="string">
            <text:p>Shield Arg S Standard 01 Mk2 Mk2</text:p>
          </table:table-cell>
          <table:table-cell office:value-type="string">
            <text:p>argon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 office:value-type="float" office:value="988">
            <text:p>988</text:p>
          </table:table-cell>
          <table:table-cell office:value-type="float" office:value="128">
            <text:p>128</text:p>
          </table:table-cell>
          <table:table-cell office:value-type="float" office:value="12.1">
            <text:p>12.1</text:p>
          </table:table-cell>
          <table:table-cell table:number-columns-repeated="2" office:value-type="float" office:value="0">
            <text:p>0</text:p>
          </table:table-cell>
          <table:table-cell table:formula="of:=SUM([.E7]/[.F7])" office:value-type="float" office:value="7.71875">
            <text:p>7.72</text:p>
          </table:table-cell>
        </table:table-row>
        <table:table-row table:style-name="ro1">
          <table:table-cell office:value-type="string">
            <text:p>Shield Tel S Standard 01 Mk2 Mk2</text:p>
          </table:table-cell>
          <table:table-cell office:value-type="string">
            <text:p>teladi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 office:value-type="float" office:value="1087">
            <text:p>1087</text:p>
          </table:table-cell>
          <table:table-cell office:value-type="float" office:value="122">
            <text:p>122</text:p>
          </table:table-cell>
          <table:table-cell office:value-type="float" office:value="13.9">
            <text:p>13.9</text:p>
          </table:table-cell>
          <table:table-cell table:number-columns-repeated="2" office:value-type="float" office:value="0">
            <text:p>0</text:p>
          </table:table-cell>
          <table:table-cell table:formula="of:=SUM([.E8]/[.F8])" office:value-type="float" office:value="8.90983606557377">
            <text:p>8.91</text:p>
          </table:table-cell>
        </table:table-row>
        <table:table-row table:style-name="ro1">
          <table:table-cell office:value-type="string">
            <text:p>Shield Xen S Standard 01 Mk1 Mk1</text:p>
          </table:table-cell>
          <table:table-cell office:value-type="string">
            <text:p>xenon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office:value-type="float" office:value="786">
            <text:p>786</text:p>
          </table:table-cell>
          <table:table-cell office:value-type="float" office:value="92">
            <text:p>92</text:p>
          </table:table-cell>
          <table:table-cell office:value-type="float" office:value="13.3">
            <text:p>13.3</text:p>
          </table:table-cell>
          <table:table-cell table:number-columns-repeated="2" office:value-type="float" office:value="0">
            <text:p>0</text:p>
          </table:table-cell>
          <table:table-cell table:formula="of:=SUM([.E9]/[.F9])" office:value-type="float" office:value="8.54347826086956">
            <text:p>8.54</text:p>
          </table:table-cell>
        </table:table-row>
        <table:table-row table:style-name="ro1">
          <table:table-cell office:value-type="string">
            <text:p>Shield Xen S Virtual 01 Mk1 Mk1</text:p>
          </table:table-cell>
          <table:table-cell office:value-type="string">
            <text:p>xenon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office:value-type="float" office:value="786">
            <text:p>786</text:p>
          </table:table-cell>
          <table:table-cell office:value-type="float" office:value="92">
            <text:p>92</text:p>
          </table:table-cell>
          <table:table-cell office:value-type="float" office:value="13.3">
            <text:p>13.3</text:p>
          </table:table-cell>
          <table:table-cell table:number-columns-repeated="2" office:value-type="float" office:value="0">
            <text:p>0</text:p>
          </table:table-cell>
          <table:table-cell table:formula="of:=SUM([.E10]/[.F10])" office:value-type="float" office:value="8.54347826086956">
            <text:p>8.54</text:p>
          </table:table-cell>
        </table:table-row>
        <table:table-row table:style-name="ro1">
          <table:table-cell office:value-type="string">
            <text:p>Shield Par S Standard 01 Mk1 Mk1</text:p>
          </table:table-cell>
          <table:table-cell office:value-type="string">
            <text:p>paranid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office:value-type="float" office:value="745">
            <text:p>745</text:p>
          </table:table-cell>
          <table:table-cell office:value-type="float" office:value="87">
            <text:p>87</text:p>
          </table:table-cell>
          <table:table-cell office:value-type="float" office:value="10.2">
            <text:p>10.2</text:p>
          </table:table-cell>
          <table:table-cell table:number-columns-repeated="2" office:value-type="float" office:value="0">
            <text:p>0</text:p>
          </table:table-cell>
          <table:table-cell table:formula="of:=SUM([.E11]/[.F11])" office:value-type="float" office:value="8.5632183908046">
            <text:p>8.56</text:p>
          </table:table-cell>
        </table:table-row>
        <table:table-row table:style-name="ro1">
          <table:table-cell office:value-type="string">
            <text:p>Shield Arg S Standard 01 Mk1 Mk1</text:p>
          </table:table-cell>
          <table:table-cell office:value-type="string">
            <text:p>argon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office:value-type="float" office:value="827">
            <text:p>827</text:p>
          </table:table-cell>
          <table:table-cell office:value-type="float" office:value="82">
            <text:p>82</text:p>
          </table:table-cell>
          <table:table-cell office:value-type="float" office:value="12.1">
            <text:p>12.1</text:p>
          </table:table-cell>
          <table:table-cell table:number-columns-repeated="2" office:value-type="float" office:value="0">
            <text:p>0</text:p>
          </table:table-cell>
          <table:table-cell table:formula="of:=SUM([.E12]/[.F12])" office:value-type="float" office:value="10.0853658536585">
            <text:p>10.09</text:p>
          </table:table-cell>
        </table:table-row>
        <table:table-row table:style-name="ro1">
          <table:table-cell office:value-type="string">
            <text:p>Shield Tel S Standard 01 Mk1 Mk1</text:p>
          </table:table-cell>
          <table:table-cell office:value-type="string">
            <text:p>teladi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office:value-type="float" office:value="910">
            <text:p>910</text:p>
          </table:table-cell>
          <table:table-cell office:value-type="float" office:value="79">
            <text:p>79</text:p>
          </table:table-cell>
          <table:table-cell office:value-type="float" office:value="13.9">
            <text:p>13.9</text:p>
          </table:table-cell>
          <table:table-cell table:number-columns-repeated="2" office:value-type="float" office:value="0">
            <text:p>0</text:p>
          </table:table-cell>
          <table:table-cell table:formula="of:=SUM([.E13]/[.F13])" office:value-type="float" office:value="11.5189873417722">
            <text:p>11.52</text:p>
          </table:table-cell>
        </table:table-row>
        <table:table-row table:style-name="ro1">
          <table:table-cell office:value-type="string">
            <text:p>Shield Kha S Standard 01 Mk1 Mk1</text:p>
          </table:table-cell>
          <table:table-cell office:value-type="string">
            <text:p>khaak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office:value-type="float" office:value="745">
            <text:p>745</text:p>
          </table:table-cell>
          <table:table-cell office:value-type="float" office:value="79">
            <text:p>79</text:p>
          </table:table-cell>
          <table:table-cell office:value-type="float" office:value="13.9">
            <text:p>13.9</text:p>
          </table:table-cell>
          <table:table-cell table:number-columns-repeated="2" office:value-type="float" office:value="0">
            <text:p>0</text:p>
          </table:table-cell>
          <table:table-cell table:formula="of:=SUM([.E14]/[.F14])" office:value-type="float" office:value="9.43037974683544">
            <text:p>9.43</text:p>
          </table:table-cell>
        </table:table-row>
      </table:table>
      <table:database-ranges>
        <table:database-range table:target-range-address="'M Shields'.A1:'M Shields'.AMJ1048576">
          <table:sort>
            <table:sort-by table:field-number="8" table:order="descending" table:data-type="automatic"/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9" number:min-integer-digits="1"/>
    </number:number-style>
    <number:number-style style:name="N117">
      <number:number number:decimal-places="8" number:min-integer-digits="1"/>
    </number:number-style>
    <number:number-style style:name="N118">
      <number:number number:decimal-places="7" number:min-integer-digits="1"/>
    </number:number-style>
    <number:number-style style:name="N119">
      <number:number number:decimal-places="6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4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0-29">10/29/2025</text:date>, <text:time>19:19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0-29T19:19:45.73</dc:date>
    <meta:generator>OpenOffice/4.1.15$Win32 OpenOffice.org_project/4115m2$Build-9813</meta:generator>
    <meta:editing-duration>PT6H37M</meta:editing-duration>
    <meta:editing-cycles>1</meta:editing-cycles>
    <meta:document-statistic meta:table-count="4" meta:cell-count="540" meta:object-count="0"/>
  </office:meta>
</office:document-meta>
</file>